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*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+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/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-23" calcext:value-type="float">
            <text:p>-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+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+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5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7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7:47:50.198859635</meta:creation-date>
    <dc:date>2023-11-10T18:08:36.645086733</dc:date>
    <meta:editing-duration>PT9M46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